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5888928" text:id="ct1758889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75889968" text:id="ct1758899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75887992" text:id="ct1758879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75888824" text:id="ct1758888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49705267590990100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17588892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17588996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175887992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כִּי־שָׁבוּ מִדַּרְכָּם הָרָעָה וַיִּנָּחֶם הָאֱלֹהִים עַל־הָרָעָה אֲשֶׁר־דִּבֶּר לַעֲשׂוֹת־לָהֶם וְלֹא עָשׂ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עַד־הֱיוֹתִי עַל־אַדְמָתִי עַל־כֵּן קִדַּמְתִּי לִבְרֹחַ תַּרְשִׁישָׁה כִּי יָדַעְתִּי כִּי אַתָּה אֵל־חַנּוּן וְרַחוּם אֶרֶ</text:p>
            <text:p text:style-name="P27">#</text:p>
            <text:p text:style-name="P27">אַפַּיִם וְרַב־חֶסֶד וְנִחָם עַל־הָרָע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3</text:p>
            <text:p text:style-name="P27"><text:soft-page-break/>וְעַתָּה יְהוָה קַח־נָא אֶת־נַפְשִׁי מִמֶּנִּי כִּי טוֹב מוֹתִי מֵחַיָּי ס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<text:soft-page-break/>------------------------------------------------------------ TEMPLATE<text:change text:change-id="ct175888824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<text:soft-page-break/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7712876991744252519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30T09:42:55.46</dc:date>
    <dc:creator>iwabuchi ken</dc:creator>
    <meta:editing-duration>P4DT12H50M42S</meta:editing-duration>
    <meta:editing-cycles>252</meta:editing-cycles>
    <meta:generator>OpenOffice/4.1.3$Win32 OpenOffice.org_project/413m1$Build-9783</meta:generator>
    <meta:document-statistic meta:table-count="35" meta:image-count="0" meta:object-count="0" meta:page-count="42" meta:paragraph-count="1005" meta:word-count="4572" meta:character-count="24386"/>
  </office:meta>
</office:document-meta>
</file>